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eeAlsoTest.test_seeAlso_ti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SeeAlsoTest.test_seeAlso_c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SeeAlsoTest.test_seeAlso_d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